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7096" calcext:value-type="float">
            <text:p>118.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616" calcext:value-type="float">
            <text:p>117.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512" calcext:value-type="float">
            <text:p>117.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7952" calcext:value-type="float">
            <text:p>118.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32" calcext:value-type="float">
            <text:p>117.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5176" calcext:value-type="float">
            <text:p>116.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896" calcext:value-type="float">
            <text:p>117.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624" calcext:value-type="float">
            <text:p>118.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2816" calcext:value-type="float">
            <text:p>118.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0248" calcext:value-type="float">
            <text:p>118.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672" calcext:value-type="float">
            <text:p>118.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76" calcext:value-type="float">
            <text:p>117.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232" calcext:value-type="float">
            <text:p>117.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608" calcext:value-type="float">
            <text:p>117.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528" calcext:value-type="float">
            <text:p>118.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96" calcext:value-type="float">
            <text:p>118.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" calcext:value-type="float">
            <text:p>11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9184" calcext:value-type="float">
            <text:p>117.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86" calcext:value-type="float">
            <text:p>116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036" calcext:value-type="float">
            <text:p>117.1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94" calcext:value-type="float">
            <text:p>117.1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456" calcext:value-type="float">
            <text:p>116.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56" calcext:value-type="float">
            <text:p>117.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616" calcext:value-type="float">
            <text:p>117.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104" calcext:value-type="float">
            <text:p>118.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6888" calcext:value-type="float">
            <text:p>116.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2496" calcext:value-type="float">
            <text:p>115.9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736" calcext:value-type="float">
            <text:p>116.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7536" calcext:value-type="float">
            <text:p>115.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3632" calcext:value-type="float">
            <text:p>115.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2736" calcext:value-type="float">
            <text:p>112.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072" calcext:value-type="float">
            <text:p>108.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5352" calcext:value-type="float">
            <text:p>100.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3176" calcext:value-type="float">
            <text:p>109.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35733111220202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6" meta:object-count="0"/>
    <meta:user-defined meta:name="AppVersion">3.0</meta:user-defined>
  </office:meta>
</office:document-meta>
</file>